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README: SHELL Summary</text:p>
      <text:p text:style-name="Standard">UTSAID:jck678</text:p>
      <text:p text:style-name="Standard"/>
      <text:p text:style-name="P6">Design Overview</text:p>
      <text:p text:style-name="Standard"/>
      <text:p text:style-name="Standard"><text:tab/>This program is essentially a simplified version of a Bash shell. The approach I took for designing the program was to figure out what each of the modes (interactive and bash)<text:s/>required and understanding how they function separately. I also took in consideration of how both modes functioned similarly.</text:p>
      <text:p text:style-name="Standard"><text:tab/>I thought of starting by deciding to create different functions as a way to divide the parts of the problem so that it can be easier to build upon onto the program. Basically, the main function will call another function which is really the main program for the shell. In this shell program, it is split in 3 ways, if the number of arguments is one, then it will proceed to interactive<text:s/>mode. If there are 2 arguments (assuming the second argument is a file), then it will proceed to batch mode. Otherwise it will exit.</text:p>
      <text:p text:style-name="Standard"><text:tab/>In interactive mode, this is where the user will input their commands onto the shell. This program will run under a while<text:s/>loop which uses getline() to receive the user input. I did use a buffer to store the char* userinput using malloc(). This user input needs to be parsed onto tokens using strtok(). In a while loop for the tokens, I call 2 functions, one is used to clear any spaces that are in within a token, that way the token can be clearly recognized as a command. When the token is returned from that function it will go through another function that works to recognize the token as a valid command. If it passes through any<text:s/>of the conditions to check if it is a command specified for this project, it will go through its own function that is responsible for executing the commands, notably using the fork() system call to create the child process and execvp() to check if the command exists or not only when the fork() returns a ‘0’.</text:p>
      <text:p text:style-name="Standard"><text:tab/>Similarly, in batch mode, this would read the file specified as the second argument where each line of the file would be grabbed using fgets() in a while loop to place the line onto a char type input<text:s/>where it would be called to a function that works similarly to interactive modes programshell. From that point on, the process is the same as interactive mode.</text:p>
      <text:p text:style-name="P7"/>
      <text:p text:style-name="P8">Complete Specification</text:p>
      <text:p text:style-name="Standard"><text:tab/></text:p>
      <text:p text:style-name="Standard"><text:tab/>In this approach for this project, there were many ambiguities, some<text:s/>of which I could not solve which I discuss in the Bugs and Problems section of this summary. For instance, using the number of arguments to determine in which mode we needed to go to. I was not sure if this was an appropriate way to induce interactive or batch mode since it is not specified in the instructions. I did create a function that was useful in deleting the spaces within the tokens. When the tokens still had spacing, it was not able to execute properly because the input token was not being recognized by the conditions in which it would lead to an execution of that command. This function would simply count the number of spaces and in a for loop, the current token would allocate to a new token that would accept characters that are not spaces. There is<text:s/>a function called tokenator that I used for the inputs from the files. This was only to take the input somewhere where it could be parsed in the same manner as in interactive mode. The only real difference is that the incoming input could not be buffered<text:s/>in the same way as in interactive mode, possibly due to memory issues.</text:p>
      <text:p text:style-name="Standard"/>
      <text:p text:style-name="P9"/>
      <text:p text:style-name="P10"/>
      <text:p text:style-name="P11"/>
      <text:p text:style-name="P12"/>
      <text:p text:style-name="P13"/>
      <text:soft-page-break/>
      <text:p text:style-name="P14">Bugs and Problems</text:p>
      <text:p text:style-name="Standard"/>
      <text:p text:style-name="Standard"><text:tab/>The main issues with my code is most importantly my grep, cat, wc and touch are not able to function at all. While ls and ls -l are able to work, these other<text:s/>commands that require 1 or 2 more arguments after its command name are not executing. <text:s/>I have not figured out how to catch those arguments after the commands. Also, there are times when the command ‘ls -s’ does not execute and this is a spacing issue if say you give the following command as “ls <text:s text:c="5"/>-s”. Normally, this would still execute as “ls -s”, but it can’t. I believe this may reside as part of an issue with how I am handling my token throughout its parsing procedure.</text:p>
      <text:p text:style-name="Standard"><text:tab/>Finally, I am missing some error<text:s/>warnings that I could not find a way to implement when it came to those warning situations. If a user were to simply input nothing, such as a space or a newline (which is representing a user pressing enter), then it should give a warning at least. There is also when a user gives an unrecognized command. This should throw out an error stating “command not found.” I also could not get that warning to function proper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Header" style:family="paragraph">
      <style:paragraph-properties fo:text-align="end"/>
    </style:style>
    <style:style style:name="P5" style:parent-style-name="Header" style:family="paragraph">
      <style:paragraph-properties fo:text-align="end"/>
    </style:style>
  </office:automatic-styles>
  <office:master-styles>
    <style:master-page style:name="MP0" style:page-layout-name="PL0">
      <style:header>
        <text:p text:style-name="P2">Fabricio Zuniga</text:p>
        <text:p text:style-name="P3">EE3323</text:p>
        <text:p text:style-name="P4">November 12, 2020</text:p>
        <text:p text:style-name="P5">O’Conno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bricio Zuniga</meta:initial-creator>
    <dc:creator>Fabricio Zuniga</dc:creator>
    <meta:creation-date>2020-11-15T05:37:00Z</meta:creation-date>
    <dc:date>2020-11-15T05:37:00Z</dc:date>
    <meta:template xlink:href="Normal" xlink:type="simple"/>
    <meta:editing-cycles>3</meta:editing-cycles>
    <meta:editing-duration>PT120S</meta:editing-duration>
    <meta:document-statistic meta:page-count="2" meta:paragraph-count="8" meta:word-count="670" meta:character-count="4484" meta:row-count="31" meta:non-whitespace-character-count="3822"/>
  </office:meta>
</office:document-meta>
</file>